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3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" style:family="table-cell" style:parent-style-name="Default" style:data-style-name="N100"/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2" table:default-cell-style-name="ce12"/>
        <table:table-column table:style-name="co4" table:default-cell-style-name="ce9"/>
        <table:table-column table:style-name="co5" table:default-cell-style-name="ce15"/>
        <table:table-column table:style-name="co6" table:default-cell-style-name="ce9"/>
        <table:table-row table:style-name="ro1">
          <table:table-cell office:value-type="string" calcext:value-type="string">
            <text:p>13.11.21, 01:18</text:p>
          </table:table-cell>
          <table:table-cell/>
          <table:table-cell table:style-name="ce6" office:value-type="string" calcext:value-type="string">
            <text:p>Zustimmend</text:p>
          </table:table-cell>
          <table:table-cell table:style-name="ce11" office:value-type="string" calcext:value-type="string">
            <text:p>Ablehnend</text:p>
          </table:table-cell>
          <table:table-cell table:style-name="ce10" office:value-type="string" calcext:value-type="string">
            <text:p>Bezug Faktencheck</text:p>
          </table:table-cell>
          <table:table-cell table:style-name="ce14" office:value-type="string" calcext:value-type="string">
            <text:p>Neutral / nicht eindeutig zuweisbar</text:p>
          </table:table-cell>
          <table:table-cell table:style-name="ce10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 wählen FPÖ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 wählen FPÖ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 wählen FPÖ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. Mai um 08:25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ender Kontext. Laut unabhängigen Faktenprüfern könnten diese 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reführend s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sehen</text:p>
          </table:table-cell>
          <table:table-cell/>
          <table:table-cell table:style-name="ce8"/>
          <table:table-cell table:style-name="ce13"/>
          <table:table-cell table:style-name="Default"/>
          <table:table-cell table:style-name="ce16"/>
          <table:table-cell table:style-name="Default"/>
        </table:table-row>
        <table:table-row table:style-name="ro1">
          <table:table-cell table:number-columns-repeated="2"/>
          <table:table-cell table:style-name="ce8"/>
          <table:table-cell table:style-name="ce13"/>
          <table:table-cell table:style-name="Default"/>
          <table:table-cell table:style-name="ce16"/>
          <table:table-cell table:style-name="Default"/>
        </table:table-row>
        <table:table-row table:style-name="ro1">
          <table:table-cell table:style-name="ce2" office:value-type="string" calcext:value-type="string">
            <text:p>dpa: Fehlender Kontext</text:p>
          </table:table-cell>
          <table:table-cell/>
          <table:table-cell table:style-name="ce8"/>
          <table:table-cell table:style-name="ce13"/>
          <table:table-cell table:style-name="Default"/>
          <table:table-cell table:style-name="ce16"/>
          <table:table-cell table:style-name="Default"/>
        </table:table-row>
        <table:table-row table:style-name="ro1">
          <table:table-cell table:number-columns-repeated="2"/>
          <table:table-cell table:style-name="ce8"/>
          <table:table-cell table:style-name="ce13"/>
          <table:table-cell table:style-name="Default"/>
          <table:table-cell table:style-name="ce16"/>
          <table:table-cell table:style-name="Default"/>
        </table:table-row>
        <table:table-row table:style-name="ro1">
          <table:table-cell table:style-name="ce3" office:value-type="string" calcext:value-type="string">
            <text:p>437 Reacts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22 Kommentare 345 Mal geteil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eacts innerhalb der Kommentare: 64</text:p>
          </table:table-cell>
          <table:table-cell table:number-columns-repeated="6"/>
        </table:table-row>
        <table:table-row table:style-name="ro1">
          <table:table-cell table:formula="of:=SUM([.A35:.A100000])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45 Mal getei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rora Undic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klären Sie das bitte dem Gesundheitsminister und lassen Sie ihn Rede und Antwort steh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lona Griess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bts halt weiter hin kaffee to go, man ist ja nicht laufend getestet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lde Aistlei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URIG, TRAURIG WO WIRD DAS NOCH HIN FÜHREN ??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2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ermalink.php?story_fbid=1744276435757053&amp;id=865985613586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 wählen FPÖ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p 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2.giphy.co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Kinast-Wies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e Frechhei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not Brei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ist das für eine blödsinnige aussage, man kann sich ja als gesunder auch einfach testen lasse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 muss daher nicht krank werden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opold Weißenbö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muss man sich einmal vorstellen, man bestraft diejenigen die sich durch ihr Verhalten e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hr nicht mit Corona infiziert haben, und werden jetzt als Menschen zweiter Klasse behandel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Mark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opold Weißenböck Jeder vernünftige Bürger wird als jemand zweiter Klasse behandel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wa auch Patrioten, welche die Zuwanderungspolitik kritisieren. Aber auch jeder der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dert etc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opold Weißenbö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Markus geb ich dir vollkommend rech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Stan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Österreich........ Kasperletheat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Schö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mich hats jetzt mal erwischt aber kein Corona sondern einen fetten Rotz. Trau mich garn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m Arzt zu gehen sonst heißt es gleich mal testen gehen oder das ich Corona habe einfach k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r n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 Bachman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rst Menti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m.facebook.com/permalink.php?story_fbid=1744276435757053&amp;id=865985613586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 wählen FPÖ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senger S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ist eigentlich wirklich Krank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Fiechtl Fiech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waschen geschneutzt u. gekämmt reicht mir auch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Fiechtl Fiecht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Mark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youtube.com/watch?v=fOvl84fba00&amp;t=12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was interessantes bzgl. Corona aus dem republikanisch regierten US-Bundesstaat Texas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A: 40.000 Menschen im Stadion – da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rghard Zaborsk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Regierung: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T KRANK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Krone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KRANK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. und jeder, der nur an "Krankheit" denkt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KRANK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Mark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fassbar was Krone-Kolumnist Jeannee heute wieder für einen geistigen Dünnschiss von sich gab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ier ein Auszug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inhardt Aichma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absolute Wahrheit und auch die FREIWILLIGEN BETRIEBSIMPFUNG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ermalink.php?story_fbid=1744276435757053&amp;id=865985613586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 wählen FPÖ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a Schimek Hu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rum lasse ich mich mit Sicherheit nicht testen. Das ist einfach krank. Wozu soll man testen geh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 man falsch positiv ist, weil sie nicht stim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 Penzenstad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spinnen alle alle freuen sich aufs aufsperren. wo ist denn da die normalität wenn ich vorh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impft getestet oder genesen sein muss. diese regierung mit den nassen fetzen verjagt was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s antuen hinten und vorne belügen sie uns seit jah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Schmi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it Beginn der Plandemie bin Ich Gesund und Negativ Getestet in den Letzten 3 Wochen auf Gru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ner anderen Erkrankung im AKH Gewesen? Ich würde NIE eine ERPRESSUNG als Freih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erkennen darum Trinke Ich mein Bier in MEINEM Garten um 55Cent Statt um € 4,- auch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tis mit meinen Persöhnlichen Daten und einem Staberl in der Nase und MASKE im Gesicht?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8.05.2021 10: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ermalink.php?story_fbid=1744276435757053&amp;id=8659856135861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table:formula="of:=COUNTIF([.C$1:.C$1048576];&quot;X&quot;)" office:value-type="float" office:value="14" calcext:value-type="float">
            <text:p>14</text:p>
          </table:table-cell>
          <table:table-cell table:style-name="ce9" table:formula="of:=COUNTIF([.D$1:.D$1048576];&quot;X&quot;)" office:value-type="float" office:value="1" calcext:value-type="float">
            <text:p>1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9" table:formula="of:=COUNTIF([.F$1:.F$1048576];&quot;X&quot;)" office:value-type="float" office:value="7" calcext:value-type="float">
            <text:p>7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/>
          <table:table-cell table:number-columns-repeated="5" table:style-name="ce10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9"/>
          <table:table-cell table:formula="of:=SUM(;[.C348];[.D348];[.F348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9"/>
          <table:table-cell table:style-name="ce10" office:value-type="string" calcext:value-type="string">
            <text:p>Gesamt</text:p>
          </table:table-cell>
        </table:table-row>
        <table:table-row table:style-name="ro1" table:number-rows-repeated="104822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.00.0000</text:date>, <text:time style:data-style-name="N2" text:time-value="04:28:18.700086706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5T04:34:42.657161917</dc:date>
    <meta:editing-duration>PT6M18S</meta:editing-duration>
    <meta:editing-cycles>14</meta:editing-cycles>
    <meta:document-statistic meta:table-count="1" meta:cell-count="240" meta:object-count="0"/>
  </office:meta>
</office:document-meta>
</file>